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style:font-name="Century Schoolbook 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Century Schoolbook 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cm" fo:margin-right="-0.397cm" fo:text-indent="0cm" style:auto-text-indent="false"/>
      <style:text-properties style:font-name="Century Schoolbook 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cm" fo:margin-right="-0.318cm" fo:text-indent="0cm" style:auto-text-indent="false"/>
      <style:text-properties style:font-name="Century Schoolbook 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cm" fo:margin-right="-0.344cm" fo:text-indent="0cm" style:auto-text-indent="false"/>
      <style:text-properties style:font-name="Century Schoolbook 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Century Schoolbook 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entury Schoolbook L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Century Schoolbook L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pan text:style-name="T2">Name <text:s text:c="4"/></text:span><text:span text:style-name="T5">:- </text:span><text:span text:style-name="T1">Abrar Mahedavi</text:span></text:p>
      <text:p text:style-name="P1"><text:span text:style-name="T2">Roll No. </text:span><text:span text:style-name="T5">:- </text:span><text:span text:style-name="T1">21035</text:span></text:p>
      <text:p text:style-name="P1"><text:span text:style-name="T3">Title <text:s text:c="5"/></text:span><text:span text:style-name="T4">:- </text:span><text:span text:style-name="T1">Wrtite a Program using object oriented programming <text:tab/><text:tab/><text:tab/> <text:s text:c="2"/>using c++ to create a binarytree if inorder and preorder <text:tab/><text:tab/> <text:s text:c="2"/>or inorder and post order any traversal is given.</text:span></text:p>
      <text:p text:style-name="P1">/*</text:p>
      <text:p text:style-name="P3">Program :</text:p>
      <text:p text:style-name="P2"/>
      <text:p text:style-name="P4">#include&lt;iostream&gt;</text:p>
      <text:p text:style-name="P4">#include&lt;string.h&gt;</text:p>
      <text:p text:style-name="P4">using namespace std;</text:p>
      <text:p text:style-name="P4">class node<text:tab/><text:tab/><text:tab/><text:tab/><text:tab/><text:tab/>/<text:span text:style-name="T7">/Declaration of Class </text:span></text:p>
      <text:p text:style-name="P4">{</text:p>
      <text:p text:style-name="P4"><text:s text:c="2"/>public:</text:p>
      <text:p text:style-name="P4"><text:s text:c="2"/><text:tab/>node* Left;</text:p>
      <text:p text:style-name="P4"><text:s text:c="2"/><text:tab/>node* Right;<text:tab/></text:p>
      <text:p text:style-name="P4"><text:s text:c="2"/><text:tab/>char data;</text:p>
      <text:p text:style-name="P4">};</text:p>
      <text:p text:style-name="P4">class tree<text:span text:style-name="T6"><text:tab/><text:tab/><text:tab/><text:tab/><text:tab/><text:tab/></text:span><text:span text:style-name="T7">//Declaration of Class </text:span></text:p>
      <text:p text:style-name="P4">{</text:p>
      <text:p text:style-name="P4"><text:s text:c="3"/>private:</text:p>
      <text:p text:style-name="P4"><text:s text:c="4"/><text:tab/>node* root;</text:p>
      <text:p text:style-name="P4"><text:s text:c="4"/>public:</text:p>
      <text:p text:style-name="P4"><text:tab/>char In[20];</text:p>
      <text:p text:style-name="P4"><text:s text:c="8"/>char Pre[20];</text:p>
      <text:p text:style-name="P4"><text:s text:c="2"/><text:tab/>char Post[20];</text:p>
      <text:p text:style-name="P4"></text:p>
      <text:p text:style-name="P4"><text:tab/>void Inorder();<text:tab/><text:tab/><text:tab/><text:tab/><text:span text:style-name="T6">//Prototype for Inorder function </text:span></text:p>
      <text:p text:style-name="P4"><text:tab/>void Inorder1(node* p);<text:tab/><text:tab/><text:span text:style-name="T6">//Prototype for Inorder1 function</text:span></text:p>
      <text:p text:style-name="P4"><text:tab/>void preorder();<text:tab/><text:tab/><text:tab/><text:span text:style-name="T6">//Prototype for preorder function<text:tab/></text:span></text:p>
      <text:p text:style-name="P4"><text:s text:c="2"/><text:tab/>void inorder();<text:tab/><text:tab/><text:tab/><text:tab/><text:span text:style-name="T6">//Prototype for inorder function</text:span></text:p>
      <text:p text:style-name="P4"><text:tab/>void postorder();<text:tab/><text:tab/><text:tab/><text:span text:style-name="T6">//Prototype for postorder function</text:span></text:p>
      <text:p text:style-name="P4"><text:s text:c="8"/>void Preorder();<text:tab/><text:tab/><text:tab/><text:tab/><text:span text:style-name="T6">//Prototype for Preorder function</text:span></text:p>
      <text:p text:style-name="P4"><text:tab/>void Postorder();<text:tab/><text:tab/><text:tab/><text:span text:style-name="T6">//Prototype for Postorder function</text:span></text:p>
      <text:p text:style-name="P4"><text:tab/>void Create();<text:tab/><text:tab/><text:tab/><text:tab/><text:span text:style-name="T6">//Prototype for Create function</text:span></text:p>
      <text:p text:style-name="P4"><text:s/><text:tab/>void Create1();<text:tab/><text:tab/><text:tab/><text:tab/><text:span text:style-name="T6">//Prototype for Create1 function</text:span></text:p>
      <text:p text:style-name="P4"><text:soft-page-break/><text:tab/>void Preorder1(node*);<text:tab/><text:tab/><text:span text:style-name="T6">//Prototype for Preorder1 function</text:span></text:p>
      <text:p text:style-name="P4"><text:tab/>void Postorder1(node*);<text:tab/><text:tab/><text:span text:style-name="T6">//Prototype for Preorder1 function</text:span></text:p>
      <text:p text:style-name="P4"><text:s text:c="2"/><text:tab/>node* createpreorder(char*,char*);<text:tab/></text:p>
      <text:p text:style-name="P4"><text:tab/>node* createpostorder(char*,char*);</text:p>
      <text:p text:style-name="P4"><text:tab/>void divide(char*,char*,char*,char*,char*,char*);</text:p>
      <text:p text:style-name="P4"><text:s text:c="8"/>void divide1(char*,char*,char*,char*,char*,char*);</text:p>
      <text:p text:style-name="P4"><text:tab/>int found(char,char[]);</text:p>
      <text:p text:style-name="P4">};</text:p>
      <text:p text:style-name="P4">void tree::preorder()<text:tab/><text:tab/><text:tab/><text:tab/><text:span text:style-name="T6">//Function Definition for preorder </text:span></text:p>
      <text:p text:style-name="P4">{</text:p>
      <text:p text:style-name="P4"><text:s/>cout&lt;&lt;"Enter The Preorder"&lt;&lt;endl;</text:p>
      <text:p text:style-name="P4"><text:s/>cin&gt;&gt;Pre;</text:p>
      <text:p text:style-name="P4"><text:s/>cout&lt;&lt;"The Entered Preorder is "&lt;&lt;Pre&lt;&lt;endl;</text:p>
      <text:p text:style-name="P4">}</text:p>
      <text:p text:style-name="P4">void tree::inorder()<text:tab/><text:tab/><text:tab/><text:tab/><text:span text:style-name="T6">//Function Definition for inorder</text:span></text:p>
      <text:p text:style-name="P4">{</text:p>
      <text:p text:style-name="P4"><text:s/>cout&lt;&lt;"Enter The Inorder"&lt;&lt;endl;</text:p>
      <text:p text:style-name="P4"><text:s/>cin&gt;&gt;In;</text:p>
      <text:p text:style-name="P4"><text:s/>cout&lt;&lt;"The Entered Inorder is "&lt;&lt;In&lt;&lt;endl;</text:p>
      <text:p text:style-name="P4">}</text:p>
      <text:p text:style-name="P4">void tree::postorder()<text:tab/><text:tab/><text:tab/><text:span text:style-name="T6">//Function Definition for postorder</text:span></text:p>
      <text:p text:style-name="P4">{</text:p>
      <text:p text:style-name="P4"><text:s/>cout&lt;&lt;"Enter The Postorder"&lt;&lt;endl;</text:p>
      <text:p text:style-name="P4"><text:s/>cin&gt;&gt;Post;</text:p>
      <text:p text:style-name="P4"><text:s/>cout&lt;&lt;"The Entered Postorder is "&lt;&lt;Post&lt;&lt;endl;</text:p>
      <text:p text:style-name="P4">}</text:p>
      <text:p text:style-name="P4">void tree ::Preorder()<text:tab/><text:tab/><text:tab/><text:span text:style-name="T6">//Function Definition for Preorder</text:span></text:p>
      <text:p text:style-name="P4">{</text:p>
      <text:p text:style-name="P4"><text:s text:c="3"/>Preorder1(root);<text:tab/><text:tab/><text:tab/><text:tab/><text:span text:style-name="T6">//Calling of Preorder1 function</text:span></text:p>
      <text:p text:style-name="P4">}<text:tab/></text:p>
      <text:p text:style-name="P4">node* tree::createpreorder(char* In,char* Pre)</text:p>
      <text:p text:style-name="P4">{</text:p>
      <text:p text:style-name="P4"><text:s text:c="8"/>char In1[20];</text:p>
      <text:p text:style-name="P4"><text:s text:c="2"/><text:tab/>char In2[20];</text:p>
      <text:p text:style-name="P4"><text:s text:c="2"/><text:tab/>char Pre1[20];</text:p>
      <text:p text:style-name="P4"><text:s text:c="2"/><text:tab/>char Pre2[20];</text:p>
      <text:p text:style-name="P4"><text:s text:c="2"/>node *p;</text:p>
      <text:p text:style-name="P4"><text:soft-page-break/><text:s text:c="2"/>if(strlen(Pre)==0)</text:p>
      <text:p text:style-name="P4"><text:s text:c="2"/>{</text:p>
      <text:p text:style-name="P4"><text:s text:c="4"/>return NULL;</text:p>
      <text:p text:style-name="P4"><text:s text:c="2"/>}</text:p>
      <text:p text:style-name="P4"><text:s text:c="2"/>p=new node ;</text:p>
      <text:p text:style-name="P4"><text:s text:c="2"/>p-&gt;data=Pre[0];</text:p>
      <text:p text:style-name="P4"><text:s text:c="2"/>divide(In,Pre,In1,Pre1,In2,Pre2);<text:tab/><text:tab/><text:span text:style-name="T6">//Calling of divide function</text:span></text:p>
      <text:p text:style-name="P4"><text:s text:c="2"/>p-&gt;Left=createpreorder(In1,Pre1);<text:tab/><text:span text:style-name="T6">//Calling of createpreorder function</text:span></text:p>
      <text:p text:style-name="P5"><text:s text:c="2"/>p-&gt;Right=createpreorder(In2,Pre2);<text:span text:style-name="T6">//Calling of createpreorder function</text:span></text:p>
      <text:p text:style-name="P4"><text:s text:c="2"/>return p;</text:p>
      <text:p text:style-name="P4">}</text:p>
      <text:p text:style-name="P4">void tree::Preorder1(node* p)</text:p>
      <text:p text:style-name="P4">{</text:p>
      <text:p text:style-name="P4"><text:s text:c="2"/>if(p!=NULL)</text:p>
      <text:p text:style-name="P4"><text:s text:c="2"/>{</text:p>
      <text:p text:style-name="P4"><text:s text:c="4"/> cout&lt;&lt;p-&gt;data;<text:tab/><text:tab/><text:tab/></text:p>
      <text:p text:style-name="P4"><text:s text:c="5"/>Preorder1(p-&gt;Left);<text:tab/><text:tab/><text:span text:style-name="T6">//Calling of Preorder1 function</text:span></text:p>
      <text:p text:style-name="P4"><text:s text:c="5"/>Preorder1(p-&gt;Right);<text:tab/><text:tab/><text:span text:style-name="T6">//Calling of Preorder1 function</text:span></text:p>
      <text:p text:style-name="P4"><text:s text:c="2"/>}</text:p>
      <text:p text:style-name="P4"><text:s/></text:p>
      <text:p text:style-name="P4">} </text:p>
      <text:p text:style-name="P4">void tree::Create()</text:p>
      <text:p text:style-name="P4">{</text:p>
      <text:p text:style-name="P4"><text:s text:c="2"/>root=createpreorder(In,Pre);<text:tab/><text:span text:style-name="T6">//Calling of createpreorder function</text:span></text:p>
      <text:p text:style-name="P4">}</text:p>
      <text:p text:style-name="P4"></text:p>
      <text:p text:style-name="P4">void tree ::divide(char *In,char *Pre,char *In1,char *Pre1,char *In2,char *Pre2)</text:p>
      <text:p text:style-name="P4">{</text:p>
      <text:p text:style-name="P4"><text:s text:c="2"/>int i=0;</text:p>
      <text:p text:style-name="P4"><text:s text:c="2"/>int j=0;</text:p>
      <text:p text:style-name="P4"><text:s text:c="2"/>int l=0;</text:p>
      <text:p text:style-name="P4"><text:s text:c="2"/>int m=0;</text:p>
      <text:p text:style-name="P4"><text:s text:c="2"/>int k=1;</text:p>
      <text:p text:style-name="P4"><text:s text:c="2"/>for(i=0;In[i]!=Pre[0];i++)</text:p>
      <text:p text:style-name="P4"><text:s text:c="2"/>{</text:p>
      <text:p text:style-name="P4"><text:s text:c="4"/>In1[i]=In[i];</text:p>
      <text:p text:style-name="P4"><text:soft-page-break/><text:s text:c="2"/>} </text:p>
      <text:p text:style-name="P4"><text:s text:c="2"/>In1[i]='\0';</text:p>
      <text:p text:style-name="P4"><text:s text:c="2"/>i++;</text:p>
      <text:p text:style-name="P4"><text:s text:c="2"/>for(j=0;In[i]!='\0';j++)</text:p>
      <text:p text:style-name="P4"><text:s text:c="2"/>{</text:p>
      <text:p text:style-name="P4"><text:s text:c="3"/>In2[j]=In[i];</text:p>
      <text:p text:style-name="P4"><text:s text:c="3"/>i++;</text:p>
      <text:p text:style-name="P4"><text:s text:c="2"/>}</text:p>
      <text:p text:style-name="P4"><text:s text:c="2"/>In2[j]='\0';</text:p>
      <text:p text:style-name="P4"><text:s text:c="2"/>for(k=1;Pre[k]!='\0';k++)</text:p>
      <text:p text:style-name="P4"><text:s text:c="2"/>{</text:p>
      <text:p text:style-name="P4"><text:s text:c="5"/>if(found(Pre[k],In1))</text:p>
      <text:p text:style-name="P4"><text:s text:c="5"/>{</text:p>
      <text:p text:style-name="P4"><text:s text:c="9"/>Pre1[l++]=Pre[k];</text:p>
      <text:p text:style-name="P4"><text:s text:c="5"/>}</text:p>
      <text:p text:style-name="P4"><text:s text:c="5"/>else</text:p>
      <text:p text:style-name="P4"><text:s text:c="5"/>{</text:p>
      <text:p text:style-name="P4"><text:s text:c="8"/>Pre2[m++]=Pre[k];</text:p>
      <text:p text:style-name="P4"><text:s text:c="5"/>}</text:p>
      <text:p text:style-name="P4"><text:s text:c="2"/>}</text:p>
      <text:p text:style-name="P4"><text:s text:c="2"/>Pre1[l]='\0';</text:p>
      <text:p text:style-name="P4"><text:s text:c="2"/>Pre2[m]='\0';</text:p>
      <text:p text:style-name="P4">}</text:p>
      <text:p text:style-name="P4">int tree::found(char ch, char a[20])</text:p>
      <text:p text:style-name="P4">{</text:p>
      <text:p text:style-name="P4"><text:s text:c="2"/>int i;</text:p>
      <text:p text:style-name="P4"><text:s text:c="2"/>for(i=0;a[i]!='\0';i++)</text:p>
      <text:p text:style-name="P4"><text:s text:c="2"/>{ <text:s text:c="2"/></text:p>
      <text:p text:style-name="P4"><text:s text:c="5"/>if(ch==a[i])</text:p>
      <text:p text:style-name="P4"><text:s text:c="5"/>{</text:p>
      <text:p text:style-name="P4"><text:s text:c="9"/>return 1;</text:p>
      <text:p text:style-name="P4"><text:s text:c="5"/>}</text:p>
      <text:p text:style-name="P4"><text:s text:c="2"/>}</text:p>
      <text:p text:style-name="P4"><text:s text:c="2"/>return 0;</text:p>
      <text:p text:style-name="P4">}</text:p>
      <text:p text:style-name="P4">void tree::Inorder()</text:p>
      <text:p text:style-name="P4">{</text:p>
      <text:p text:style-name="P4"><text:soft-page-break/><text:s/>Inorder1(root);</text:p>
      <text:p text:style-name="P4">}</text:p>
      <text:p text:style-name="P4"></text:p>
      <text:p text:style-name="P4">void tree::Inorder1(node* p)</text:p>
      <text:p text:style-name="P4">{</text:p>
      <text:p text:style-name="P4"><text:s/>if(p!=NULL)</text:p>
      <text:p text:style-name="P4">{</text:p>
      <text:p text:style-name="P4"><text:s/>Inorder1(p-&gt;Left);<text:tab/><text:tab/><text:tab/><text:span text:style-name="T6">//Calling of Inrder function</text:span></text:p>
      <text:p text:style-name="P4"><text:s/>cout&lt;&lt;p-&gt;data;</text:p>
      <text:p text:style-name="P4"><text:s/>Inorder1(p-&gt;Right);<text:tab/><text:tab/><text:tab/><text:span text:style-name="T6">//Calling of Inorder function</text:span></text:p>
      <text:p text:style-name="P4">}</text:p>
      <text:p text:style-name="P4">}</text:p>
      <text:p text:style-name="P4"></text:p>
      <text:p text:style-name="P4">void tree ::Postorder()</text:p>
      <text:p text:style-name="P4">{</text:p>
      <text:p text:style-name="P4"><text:s text:c="3"/>Postorder1(root);<text:tab/><text:tab/><text:tab/><text:span text:style-name="T6">//Calling of Postorder function</text:span></text:p>
      <text:p text:style-name="P4">}</text:p>
      <text:p text:style-name="P4">void tree::Postorder1(node* p)</text:p>
      <text:p text:style-name="P4">{</text:p>
      <text:p text:style-name="P4"><text:s text:c="2"/>if(p!=NULL)</text:p>
      <text:p text:style-name="P4"><text:s text:c="2"/>{</text:p>
      <text:p text:style-name="P4"><text:s text:c="5"/>Postorder1(p-&gt;Left);<text:tab/><text:tab/><text:span text:style-name="T6">//Calling of Postorder function</text:span></text:p>
      <text:p text:style-name="P4"><text:s text:c="5"/>Postorder1(p-&gt;Right);<text:tab/><text:tab/><text:span text:style-name="T6">//Calling of Postorder function</text:span></text:p>
      <text:p text:style-name="P4"><text:s text:c="5"/>cout&lt;&lt;p-&gt;data; <text:s/></text:p>
      <text:p text:style-name="P4"><text:s text:c="2"/>}</text:p>
      <text:p text:style-name="P4"><text:s/></text:p>
      <text:p text:style-name="P4">} <text:tab/></text:p>
      <text:p text:style-name="P4">void tree::Create1()</text:p>
      <text:p text:style-name="P4">{</text:p>
      <text:p text:style-name="P4"><text:s text:c="2"/>root=createpostorder(In,Post);<text:tab/><text:span text:style-name="T6">//Calling of createpostorder function</text:span></text:p>
      <text:p text:style-name="P4">}</text:p>
      <text:p text:style-name="P4"></text:p>
      <text:p text:style-name="P4">void tree ::divide1(char *In,char *Post,char *In1,char *Post1,char *In2,char *Post2)</text:p>
      <text:p text:style-name="P4">{</text:p>
      <text:p text:style-name="P4"><text:s text:c="2"/>int i=0;</text:p>
      <text:p text:style-name="P4"><text:s text:c="2"/>int j=0;</text:p>
      <text:p text:style-name="P4"><text:soft-page-break/><text:s text:c="2"/>int l=0;</text:p>
      <text:p text:style-name="P4"><text:s text:c="2"/>int m=0;</text:p>
      <text:p text:style-name="P4"><text:s text:c="2"/>int k=0;</text:p>
      <text:p text:style-name="P4"><text:s text:c="2"/>int r;</text:p>
      <text:p text:style-name="P4"><text:s text:c="2"/>r=strlen(Post);</text:p>
      <text:p text:style-name="P4"><text:s text:c="2"/>for(i=0;In[i]!=Post[r-1];i++)</text:p>
      <text:p text:style-name="P4"><text:s text:c="2"/>{</text:p>
      <text:p text:style-name="P4"><text:s text:c="4"/>In1[i]=In[i];</text:p>
      <text:p text:style-name="P4"><text:s text:c="2"/>} </text:p>
      <text:p text:style-name="P4"><text:s text:c="2"/>In1[i]='\0';</text:p>
      <text:p text:style-name="P4"><text:s text:c="2"/>i++;</text:p>
      <text:p text:style-name="P4"><text:s text:c="2"/>for(j=0;In[i]!='\0';i++)</text:p>
      <text:p text:style-name="P4"><text:s text:c="2"/>{</text:p>
      <text:p text:style-name="P4"><text:s text:c="3"/>In2[j]=In[i];</text:p>
      <text:p text:style-name="P4"><text:s text:c="3"/>j++;</text:p>
      <text:p text:style-name="P4"><text:s text:c="2"/>}</text:p>
      <text:p text:style-name="P4"><text:s text:c="2"/>In2[j]='\0';</text:p>
      <text:p text:style-name="P4"><text:s text:c="2"/>//for(k=0;Post[k]!=Post[r-1];k++)</text:p>
      <text:p text:style-name="P4"><text:s text:c="2"/>for(k=0;k&lt;(r-1);k++) </text:p>
      <text:p text:style-name="P4"><text:s text:c="2"/>{</text:p>
      <text:p text:style-name="P4"><text:s text:c="5"/>if(found(Post[k],In1))<text:tab/><text:tab/><text:tab/><text:span text:style-name="T6">//Calling of found function</text:span></text:p>
      <text:p text:style-name="P4"><text:s text:c="5"/>{</text:p>
      <text:p text:style-name="P4"><text:s text:c="9"/>Post1[l++]=Post[k];</text:p>
      <text:p text:style-name="P4"><text:s text:c="5"/>}</text:p>
      <text:p text:style-name="P4"><text:s text:c="5"/>else</text:p>
      <text:p text:style-name="P4"><text:s text:c="5"/>{</text:p>
      <text:p text:style-name="P4"><text:s text:c="8"/>Post2[m++]=Post[k];</text:p>
      <text:p text:style-name="P4"><text:s text:c="5"/>}</text:p>
      <text:p text:style-name="P4"><text:s text:c="2"/>}</text:p>
      <text:p text:style-name="P4"><text:s text:c="2"/>Post1[l]='\0';</text:p>
      <text:p text:style-name="P4"><text:s text:c="2"/>Post2[m]='\0';</text:p>
      <text:p text:style-name="P4">}</text:p>
      <text:p text:style-name="P4">node* tree::createpostorder(char* In,char* Post)</text:p>
      <text:p text:style-name="P4">{</text:p>
      <text:p text:style-name="P4"><text:s text:c="8"/>char In1[20];</text:p>
      <text:p text:style-name="P4"><text:s text:c="2"/><text:tab/>char In2[20];</text:p>
      <text:p text:style-name="P4"><text:s text:c="2"/><text:tab/></text:p>
      <text:p text:style-name="P4"><text:soft-page-break/><text:s text:c="2"/><text:tab/>char Post1[20];</text:p>
      <text:p text:style-name="P4"><text:s text:c="2"/><text:tab/>char Post2[20];</text:p>
      <text:p text:style-name="P4"><text:tab/></text:p>
      <text:p text:style-name="P4"><text:s text:c="2"/>node *p;</text:p>
      <text:p text:style-name="P4"><text:s text:c="2"/>int l;</text:p>
      <text:p text:style-name="P4"><text:s text:c="2"/>l=strlen(Post);</text:p>
      <text:p text:style-name="P4"><text:s text:c="2"/>if(l==0)</text:p>
      <text:p text:style-name="P4"><text:s text:c="2"/>{</text:p>
      <text:p text:style-name="P4"><text:s text:c="4"/>return NULL;</text:p>
      <text:p text:style-name="P4"><text:s text:c="2"/>}</text:p>
      <text:p text:style-name="P4"><text:s text:c="2"/>p=new node ;</text:p>
      <text:p text:style-name="P4"><text:s text:c="2"/>p-&gt;data=Post[l-1];</text:p>
      <text:p text:style-name="P4"><text:s text:c="2"/>divide1(In,Post,In1,Post1,In2,Post2);<text:tab/><text:span text:style-name="T6">//Calling of divide function</text:span></text:p>
      <text:p text:style-name="P6"><text:s text:c="2"/>p-&gt;Left=createpostorder(In1,Post1);<text:span text:style-name="T6">//Calling of createpostorder function</text:span></text:p>
      <text:p text:style-name="P7"><text:s text:c="2"/>p-&gt;Right=createpostorder(In2,Post2);/<text:span text:style-name="T6">/Calling of createpostorder function</text:span></text:p>
      <text:p text:style-name="P4"><text:s text:c="2"/>return p;</text:p>
      <text:p text:style-name="P4">}</text:p>
      <text:p text:style-name="P4">int main()</text:p>
      <text:p text:style-name="P4">{</text:p>
      <text:p text:style-name="P4"><text:s text:c="2"/>tree t;</text:p>
      <text:p text:style-name="P4"><text:s text:c="2"/>int ch;</text:p>
      <text:p text:style-name="P4"><text:s text:c="2"/>char ch1;</text:p>
      <text:p text:style-name="P4"><text:s text:c="2"/>do</text:p>
      <text:p text:style-name="P4"><text:s text:c="2"/>{</text:p>
      <text:p text:style-name="P4"><text:s text:c="2"/>cout&lt;&lt;"Which operation do u want to perform \n\n\t";</text:p>
      <text:p text:style-name="P4"><text:s text:c="2"/>cout&lt;&lt;"\t\t1. Inorder and Preorder :\n\t";</text:p>
      <text:p text:style-name="P4"><text:s text:c="2"/>cout&lt;&lt;"\t\t2. Inorder and Postorder :\n\t";</text:p>
      <text:p text:style-name="P4"><text:s text:c="2"/>cout&lt;&lt;"\t\t3. Exit :\n\t"; <text:s/></text:p>
      <text:p text:style-name="P4"><text:s text:c="2"/>cin&gt;&gt;ch; <text:s/></text:p>
      <text:p text:style-name="P4"><text:s text:c="2"/>switch(ch)</text:p>
      <text:p text:style-name="P4"><text:s text:c="2"/>{</text:p>
      <text:p text:style-name="P4"><text:s text:c="2"/>case 1: </text:p>
      <text:p text:style-name="P4"><text:s text:c="8"/>t.inorder();</text:p>
      <text:p text:style-name="P4"><text:s text:c="8"/>t.preorder();</text:p>
      <text:p text:style-name="P4"><text:s text:c="8"/>t.Create();</text:p>
      <text:p text:style-name="P4"><text:s/><text:tab/>cout&lt;&lt;"\n\n\t-----OUTPUT------\n\n\t";</text:p>
      <text:p text:style-name="P4"><text:tab/>cout&lt;&lt;"\nInorder is: ";</text:p>
      <text:p text:style-name="P4"><text:soft-page-break/><text:s text:c="8"/>t.Inorder();</text:p>
      <text:p text:style-name="P4"><text:tab/>cout&lt;&lt;"\nPreorder is: <text:s/>";</text:p>
      <text:p text:style-name="P4"><text:s text:c="8"/>t.Preorder();</text:p>
      <text:p text:style-name="P4"><text:tab/>cout&lt;&lt;"\nPostorder is: ";</text:p>
      <text:p text:style-name="P4"><text:s text:c="8"/>t.Postorder();</text:p>
      <text:p text:style-name="P4"><text:s/><text:tab/>cout&lt;&lt;endl;</text:p>
      <text:p text:style-name="P4"><text:s text:c="9"/>break;</text:p>
      <text:p text:style-name="P4"><text:s text:c="2"/>case 2:</text:p>
      <text:p text:style-name="P4"><text:tab/>t.inorder();</text:p>
      <text:p text:style-name="P4"><text:s text:c="8"/>t.postorder();</text:p>
      <text:p text:style-name="P4"><text:s text:c="8"/>t.Create1();</text:p>
      <text:p text:style-name="P4"><text:tab/>cout&lt;&lt;"\n\n\t-----OUTPUT------\n\n\t";</text:p>
      <text:p text:style-name="P4"><text:tab/>cout&lt;&lt;"\nInorder is: ";</text:p>
      <text:p text:style-name="P4"><text:s text:c="8"/>t.Inorder();</text:p>
      <text:p text:style-name="P4"><text:tab/>cout&lt;&lt;"\nPostorder is: ";</text:p>
      <text:p text:style-name="P4"><text:s text:c="8"/>t.Postorder();</text:p>
      <text:p text:style-name="P4"><text:tab/>cout&lt;&lt;"\nPreorder is: <text:s/>";</text:p>
      <text:p text:style-name="P4"><text:s text:c="8"/>t.Preorder();</text:p>
      <text:p text:style-name="P4"><text:tab/>cout&lt;&lt;endl;</text:p>
      <text:p text:style-name="P4"><text:s text:c="9"/>break;</text:p>
      <text:p text:style-name="P4"><text:s text:c="2"/>case 3:</text:p>
      <text:p text:style-name="P4"><text:tab/>cout&lt;&lt;"------------------------THANK YOU----------------------------\n\n";</text:p>
      <text:p text:style-name="P4"><text:s text:c="8"/>break; <text:s text:c="6"/></text:p>
      <text:p text:style-name="P4"><text:s text:c="2"/>default:</text:p>
      <text:p text:style-name="P4"><text:tab/> cout&lt;&lt;"\n\tEntered wrong choice\n";</text:p>
      <text:p text:style-name="P4"><text:s text:c="2"/>}</text:p>
      <text:p text:style-name="P4"><text:s text:c="2"/>cout&lt;&lt;"Do you want to continue Y/N :";</text:p>
      <text:p text:style-name="P4"><text:s text:c="2"/>cin&gt;&gt;ch1;</text:p>
      <text:p text:style-name="P4"><text:s text:c="2"/>}while(ch1=='Y'||ch1=='y'); </text:p>
      <text:p text:style-name="P4">return 0;</text:p>
      <text:p text:style-name="P4">}</text:p>
      <text:p text:style-name="P4"></text:p>
      <text:p text:style-name="P4"/>
      <text:p text:style-name="P4"/>
      <text:p text:style-name="P4"/>
      <text:p text:style-name="P4"/>
      <text:p text:style-name="P3"/>
      <text:p text:style-name="P3"><text:soft-page-break/></text:p>
      <text:p text:style-name="P3">Output :</text:p>
      <text:p text:style-name="P3"/>
      <text:p text:style-name="P4">compeng-sl2-08@compeng-sl2-08:~/Abrar$ g++ Tree.cpp</text:p>
      <text:p text:style-name="P4">compeng-sl2-08@compeng-sl2-08:~/Abrar$ ./a.out</text:p>
      <text:p text:style-name="P4">Which operation do u want to perform </text:p>
      <text:p text:style-name="P4"></text:p>
      <text:p text:style-name="P4"><text:tab/><text:tab/><text:tab/>1. Inorder and Preorder :</text:p>
      <text:p text:style-name="P4"><text:tab/><text:tab/><text:tab/>2. Inorder and Postorder :</text:p>
      <text:p text:style-name="P4"><text:tab/><text:tab/><text:tab/>3. Exit :</text:p>
      <text:p text:style-name="P4"><text:tab/>1</text:p>
      <text:p text:style-name="P4">Enter The Inorder</text:p>
      <text:p text:style-name="P4">BCAEDGHFI</text:p>
      <text:p text:style-name="P4">The Entered Inorder is BCAEDGHFI</text:p>
      <text:p text:style-name="P4">Enter The Preorder</text:p>
      <text:p text:style-name="P4">ABCDEFGHI</text:p>
      <text:p text:style-name="P4">The Entered Preorder is ABCDEFGHI</text:p>
      <text:p text:style-name="P4"></text:p>
      <text:p text:style-name="P4"></text:p>
      <text:p text:style-name="P4"><text:tab/>-----OUTPUT------</text:p>
      <text:p text:style-name="P4"></text:p>
      <text:p text:style-name="P4"><text:tab/></text:p>
      <text:p text:style-name="P4">Inorder is: BCAEDGHFI</text:p>
      <text:p text:style-name="P4">Preorder is: <text:s/>ABCDEFGHI</text:p>
      <text:p text:style-name="P4">Postorder is: CBEHGIFDA</text:p>
      <text:p text:style-name="P4">Do you want to continue Y/N :Y</text:p>
      <text:p text:style-name="P4">Which operation do u want to perform </text:p>
      <text:p text:style-name="P4"></text:p>
      <text:p text:style-name="P4"><text:tab/><text:tab/><text:tab/>1. Inorder and Preorder :</text:p>
      <text:p text:style-name="P4"><text:tab/><text:tab/><text:tab/>2. Inorder and Postorder :</text:p>
      <text:p text:style-name="P4"><text:tab/><text:tab/><text:tab/>3. Exit :</text:p>
      <text:p text:style-name="P4"><text:tab/>2</text:p>
      <text:p text:style-name="P4">Enter The Inorder</text:p>
      <text:p text:style-name="P4">DBFEAGCLJHK</text:p>
      <text:p text:style-name="P4">The Entered Inorder is DBFEAGCLJHK</text:p>
      <text:p text:style-name="P4">Enter The Postorder</text:p>
      <text:p text:style-name="P4">DFEBGLJKHCA</text:p>
      <text:p text:style-name="P4"><text:soft-page-break/>The Entered Postorder is DFEBGLJKHCA</text:p>
      <text:p text:style-name="P4"></text:p>
      <text:p text:style-name="P4"></text:p>
      <text:p text:style-name="P4"><text:tab/>-----OUTPUT------</text:p>
      <text:p text:style-name="P4"></text:p>
      <text:p text:style-name="P4"><text:tab/></text:p>
      <text:p text:style-name="P4">Inorder is: DBFEAGCLJHK</text:p>
      <text:p text:style-name="P4">Postorder is: DFEBGLJKHCA</text:p>
      <text:p text:style-name="P4">Preorder is: <text:s/>ABDEFCGHJLK</text:p>
      <text:p text:style-name="P4">Do you want to continue Y/N y</text:p>
      <text:p text:style-name="P4">Which operation do u want to perform </text:p>
      <text:p text:style-name="P4"></text:p>
      <text:p text:style-name="P4"><text:tab/><text:tab/><text:tab/>1. Inorder and Preorder :</text:p>
      <text:p text:style-name="P4"><text:tab/><text:tab/><text:tab/>2. Inorder and Postorder :</text:p>
      <text:p text:style-name="P4"><text:tab/><text:tab/><text:tab/>3. Exit :</text:p>
      <text:p text:style-name="P4"><text:tab/>3</text:p>
      <text:p text:style-name="P4">------------------------THANK YOU----------------------------</text:p>
      <text:p text:style-name="P4"></text:p>
      <text:p text:style-name="P4">Do you want to continue Y/N :N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99cm" fo:margin-right="1.23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11:30:19</meta:creation-date>
    <dc:date>2014-09-04T12:19:48</dc:date>
    <meta:editing-duration>PT23M42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0" meta:paragraph-count="340" meta:word-count="769" meta:character-count="7126" meta:non-whitespace-character-count="5570"/>
  </office:meta>
</office:document-meta>
</file>